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63ba"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7aa5"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99077" officeooo:paragraph-rsid="00199077"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7aa5" officeooo:paragraph-rsid="001a7aa5" style:font-style-asian="normal" style:font-style-complex="normal"/>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1">
      <style:paragraph-properties fo:margin-left="0in" fo:margin-right="0in" fo:text-align="center" style:justify-single-word="false" fo:text-indent="0.1965in" style:auto-text-indent="false"/>
    </style:style>
    <style:style style:name="P14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loext:char-shading-value="0"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color="#3399ff"/>
    </style:style>
    <style:style style:name="T82" style:family="text">
      <style:text-properties fo:font-size="14pt" fo:language="en" fo:country="US" fo:font-weight="bold" style:font-size-asian="14pt" style:font-weight-asian="bold" style:font-size-complex="14pt" style:font-weight-complex="bold"/>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9pt" style:font-size-asian="9pt" style:font-size-complex="9pt"/>
    </style:style>
    <style:style style:name="T85" style:family="text">
      <style:text-properties fo:font-size="12pt" style:font-size-asian="12pt" style:font-size-complex="12pt"/>
    </style:style>
    <style:style style:name="T86" style:family="text">
      <style:text-properties officeooo:rsid="00166070"/>
    </style:style>
    <style:style style:name="T87" style:family="text">
      <style:text-properties officeooo:rsid="001663ba"/>
    </style:style>
    <style:style style:name="T88" style:family="text">
      <style:text-properties officeooo:rsid="0016d10a"/>
    </style:style>
    <style:style style:name="T89" style:family="text">
      <style:text-properties officeooo:rsid="0016d2d4"/>
    </style:style>
    <style:style style:name="T90" style:family="text">
      <style:text-properties officeooo:rsid="0017ba9e"/>
    </style:style>
    <style:style style:name="T91" style:family="text">
      <style:text-properties officeooo:rsid="00199077"/>
    </style:style>
    <style:style style:name="T92" style:family="text">
      <style:text-properties officeooo:rsid="001a7aa5"/>
    </style:style>
    <style:style style:name="T93" style:family="text">
      <style:text-properties officeooo:rsid="001ba4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43"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43"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6416000100527909993"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4">Тумбочка.</text:span> Листок… <text:span text:style-name="T8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5">Всё пошло не так. Не могу уловить точку концентрации. Сила приложена к чему-то большему, чем лист бумаги. К чему-то неизмеримо большему. </text:span><text:span text:style-name="T8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5">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мудак, которого они ищут! Я, разумеется, сдался.</text:p>
      <text:p text:style-name="P47">Ох, Анон, почему ты такой лопух?</text:p>
      <text:p text:style-name="P47">– Готов ли ты проследовать с Нами, Анонимус, и обучиться древнему искусству хождения по снам?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елание</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text:span text:style-name="T88">Я беспечно болтал в тёплой воде ногами, держа в одной руке бутерброд.</text:span></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text:span text:style-name="T88">Воздух тут порченый, что ли? </text:span>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text:span text:style-name="T88">аликорницу</text:span>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text:span text:style-name="T89">Холодная вода сохранит твои нравственные устои, Анон!</text:span></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text:span text:style-name="T89">Мне стоит почаще гулять в парке. </text:span>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text:span text:style-name="T90">валунами</text:span>, покрытыми мхом и лишайниками. <text:span text:style-name="T90">С четвёртой стороны полянку закрывал </text:span>разлаписты<text:span text:style-name="T90">й куст</text:span> можжевельник<text:span text:style-name="T90">а</text:span>.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text:span text:style-name="T90">Наивные! </text:span>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text:span text:style-name="T90">Давление нарастает. </text:span>Наконец, всё сливается в непрерывную карусель времён года — и нет этому конца и края, <text:span text:style-name="T90">и давление бесконечно</text:span>. От этого, в конце концов, можно сойти с ума! <text:span text:style-name="T90">В конце-концов ты не выдержишь и сам оборвёшь нить жизни, если никому не посчастливится убить тебя раньше.</text:span></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text:span text:style-name="T90">и другой </text:span>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141">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text:span text:style-name="T91">всё </text:span>ещё свежа чувствами, поскольку только недавно возвратилась из ссылки. Тысячелетнее отсутствие стёрло её старые переживания <text:span text:style-name="T91">и увлечения</text:span>,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text:span text:style-name="T91">л</text:span>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140">Я <text:span text:style-name="T92">ошеломлённо</text:span> осмыслива<text:span text:style-name="T92">л</text:span> услышанное. <text:span text:style-name="T91">Психологически было очень трудно связать</text:span> лежащее передо мною грациозное создание с тысячелетней историей и десятками ушедших во тьму поколений пони. <text:span text:style-name="T92">Это как если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Но память о едва не раздавившей меня тяжести лет во время первого сеанса переплетенных сознаний подтверждала сказанное аликорницей.</text:span></text:p>
      <text:p text:style-name="P142"/>
      <text:p text:style-name="P142"/>
      <text:p text:style-name="P142">Да, это подействовало почище холодной воды! Я облегчённо откинулся на валун. Тебе больше нечего скрывать, Анон. </text:p>
      <text:p text:style-name="P142">Селестия внимательно наблюдала за мной из-под ресниц. Легкий смешок сорвался с её губ.</text:p>
      <text:p text:style-name="P140"/>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text:span text:style-name="T86">О-о-о!!! </text:span>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text:soft-page-break/>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text:span text:style-name="T93">Возбуждение вернулось с новой силой.</text:span></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text:span text:style-name="T86">Ниже пояса всё буквально онемело. </text:span>Селестия, что ты со мной творишь? <text:span text:style-name="T86">Ох, в кого ты превращаешься, Анон?</text:span></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text:span text:style-name="T87">мне </text:span>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139"><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139">Гм. Надо будет почитать про технику телепортации, наверняка я чего-то не учёл.</text:p>
      <text:p text:style-name="P47"/>
      <text:h text:style-name="P143" text:outline-level="2">8. Стыд</text:h>
      <text:p text:style-name="P47">&lt;<text:span text:style-name="T81">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soft-page-break/>***</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text:soft-page-break/>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text:soft-page-break/>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4">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text:soft-page-break/>–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text:span><text:soft-page-break/><text:span text:style-name="T32">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oft-page-break/><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text:soft-page-break/>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text:soft-page-break/>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2">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6">David Bowie - Lets Dance/ Ashes To Ashes</text:span></text:p>
      <text:p text:style-name="P40"><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oft-page-break/><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text:soft-page-break/>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7"><text:span text:style-name="T16">– Я не виноват. – буркнул я. – Селестия вылечила меня от кучи болячек. У меня начался спермотоксикоз.</text:span></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7"><text:span text:style-name="T16">– Очень мне надо тебе врать! – возмутился я. – Сел исцелила меня в Кантерлоте с помощью заместительной терапии.</text:span></text:p>
      <text:p text:style-name="P47"><text:span text:style-name="T16">Луна вскинула копыто к голове и закатила глаза.</text:span></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7"><text:span text:style-name="T16">– Ты о чём? – не понял я. – Какое ещё, к дискорду, крыло? Почему она ослабела?</text:span></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47"><text:span text:style-name="T6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span></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Подобно разрушенному муравейнику, Эквестрия направляла все силы <text:s/>на восстановление.</text:p>
      <text:p text:style-name="P52">…</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text:soft-page-break/>–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text:soft-page-break/>–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text:soft-page-break/>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text:soft-page-break/>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6"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text:soft-page-break/></text:p>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text:soft-page-break/>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5</text:span>. <text:span text:style-name="T1">Терра</text:span></text:h>
      <text:h text:style-name="P146"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text:soft-page-break/>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text:soft-page-break/>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text:soft-page-break/>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text:soft-page-break/>–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3"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oft-page-break/><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text:soft-page-break/>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text:soft-page-break/></text:p>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2">Я ПОНЯЛ, КТО ТЫ!!! КАК </text:span><text:span text:style-name="T83">ЖЕ </text:span><text:span text:style-name="T82">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text:soft-page-break/>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text:soft-page-break/></text:p>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text:soft-page-break/>–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text:soft-page-break/>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text:soft-page-break/></text:p>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text:soft-page-break/>– Ты ещё увидишь пару-тройку снов на прощание. Это мой подарок тебе. Удачи!</text:p>
      <text:p text:style-name="P93"/>
      <text:p text:style-name="P94">***</text:p>
      <text:p text:style-name="P101">&lt;<text:span text:style-name="T8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16T21:07:35.057893997</dc:date>
    <meta:editing-duration>P133DT19H13M50S</meta:editing-duration>
    <meta:editing-cycles>8140</meta:editing-cycles>
    <meta:generator>LibreOffice/5.1.6.2$Linux_X86_64 LibreOffice_project/10m0$Build-2</meta:generator>
    <meta:document-statistic meta:table-count="0" meta:image-count="0" meta:object-count="0" meta:page-count="207" meta:paragraph-count="4394" meta:word-count="91889" meta:character-count="608427" meta:non-whitespace-character-count="516628"/>
  </office:meta>
</office:document-meta>
</file>